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696" officeooo:paragraph-rsid="00061696"/>
    </style:style>
    <style:style style:name="P2" style:family="paragraph" style:parent-style-name="Standard">
      <style:text-properties officeooo:rsid="00061696" officeooo:paragraph-rsid="000e49c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0a5f11" fo:background-color="#1e1e1e"/>
    </style:style>
    <style:style style:name="P6" style:family="paragraph" style:parent-style-name="Standard">
      <style:text-properties fo:color="#d4d4d4" loext:opacity="100%" style:font-name="Droid Sans Mono" fo:font-size="10.5pt" fo:font-weight="normal" officeooo:rsid="00061696" officeooo:paragraph-rsid="00061696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061696" officeooo:paragraph-rsid="000e49cf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0b1fde" officeooo:paragraph-rsid="000b1fde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0e49cf" officeooo:paragraph-rsid="000e49cf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103b1c" officeooo:paragraph-rsid="00103b1c" fo:background-color="#1e1e1e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2" style:family="paragraph" style:parent-style-name="Standard">
      <style:text-properties fo:color="#6a9955" loext:opacity="100%" style:font-name="Droid Sans Mono" fo:font-size="10.5pt" fo:font-weight="normal" officeooo:rsid="00061696" officeooo:paragraph-rsid="00061696" fo:background-color="#1e1e1e"/>
    </style:style>
    <style:style style:name="P13" style:family="paragraph" style:parent-style-name="Standard">
      <style:text-properties fo:color="#6a9955" loext:opacity="100%" style:font-name="Droid Sans Mono" fo:font-size="10.5pt" fo:font-weight="normal" officeooo:rsid="000e49cf" officeooo:paragraph-rsid="000e49cf" fo:background-color="#1e1e1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contextual-spacing="false"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0e49cf"/>
    </style:style>
    <style:style style:name="P17" style:family="paragraph" style:parent-style-name="Standard">
      <style:text-properties style:text-underline-style="none" officeooo:rsid="00061696" officeooo:paragraph-rsid="00061696"/>
    </style:style>
    <style:style style:name="P18" style:family="paragraph" style:parent-style-name="Standard">
      <style:text-properties officeooo:rsid="000b1fde" officeooo:paragraph-rsid="000b1fde"/>
    </style:style>
    <style:style style:name="P19" style:family="paragraph" style:parent-style-name="Standard">
      <style:text-properties officeooo:rsid="000b1fde" officeooo:paragraph-rsid="000c59a9"/>
    </style:style>
    <style:style style:name="P20" style:family="paragraph" style:parent-style-name="Standard">
      <style:text-properties officeooo:rsid="000c59a9" officeooo:paragraph-rsid="000c59a9"/>
    </style:style>
    <style:style style:name="P21" style:family="paragraph" style:parent-style-name="Standard">
      <style:text-properties officeooo:rsid="000e49cf" officeooo:paragraph-rsid="000e49cf"/>
    </style:style>
    <style:style style:name="P22" style:family="paragraph" style:parent-style-name="Standard">
      <style:paragraph-properties style:line-height-at-least="0.503cm"/>
      <style:text-properties officeooo:rsid="000e49cf" officeooo:paragraph-rsid="000e49cf"/>
    </style:style>
    <style:style style:name="P23" style:family="paragraph" style:parent-style-name="Standard">
      <style:text-properties officeooo:rsid="00103b1c" officeooo:paragraph-rsid="00103b1c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text-underline-style="solid" style:text-underline-width="auto" style:text-underline-color="font-color" officeooo:rsid="0009aa29"/>
    </style:style>
    <style:style style:name="T3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4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text-underline-style="solid" style:text-underline-width="auto" style:text-underline-color="font-color" officeooo:rsid="0009aa29"/>
    </style:style>
    <style:style style:name="T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text-underline-style="solid" style:text-underline-width="auto" style:text-underline-color="font-color" officeooo:rsid="0009aa29"/>
    </style:style>
    <style:style style:name="T11" style:family="text">
      <style:text-properties fo:color="#dcdcaa" loext:opacity="100%" style:font-name="Droid Sans Mono" fo:font-size="10.5pt" fo:font-weight="normal" fo:background-color="#1e1e1e" loext:char-shading-value="0"/>
    </style:style>
    <style:style style:name="T12" style:family="text">
      <style:text-properties fo:color="#c586c0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4fc1ff" loext:opacity="100%"/>
    </style:style>
    <style:style style:name="T15" style:family="text">
      <style:text-properties fo:color="#4fc1ff" loext:opacity="100%" style:font-name="Droid Sans Mono" fo:font-size="10.5pt" fo:font-weight="normal" fo:background-color="#1e1e1e" loext:char-shading-value="0"/>
    </style:style>
    <style:style style:name="T16" style:family="text">
      <style:text-properties officeooo:rsid="00075e5a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19" style:family="text">
      <style:text-properties officeooo:rsid="00076160"/>
    </style:style>
    <style:style style:name="T20" style:family="text">
      <style:text-properties style:text-underline-style="solid" style:text-underline-width="auto" style:text-underline-color="font-color" officeooo:rsid="0009aa29"/>
    </style:style>
    <style:style style:name="T21" style:family="text">
      <style:text-properties fo:color="#808080" loext:opacity="100%"/>
    </style:style>
    <style:style style:name="T22" style:family="text">
      <style:text-properties officeooo:rsid="0009aa29"/>
    </style:style>
    <style:style style:name="T23" style:family="text">
      <style:text-properties officeooo:rsid="000a5f11"/>
    </style:style>
    <style:style style:name="T24" style:family="text">
      <style:text-properties fo:color="#6a9955" loext:opacity="100%"/>
    </style:style>
    <style:style style:name="T25" style:family="text">
      <style:text-properties officeooo:rsid="000b1fde"/>
    </style:style>
    <style:style style:name="T26" style:family="text">
      <style:text-properties officeooo:rsid="000c59a9"/>
    </style:style>
    <style:style style:name="T27" style:family="text">
      <style:text-properties officeooo:rsid="000e49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///prototype</text:p>
      <text:p text:style-name="P14"/>
      <text:p text:style-name="P3"><text:span text:style-name="T1">function</text:span> <text:span text:style-name="T5">persona</text:span>(<text:span text:style-name="T6">nombre</text:span> , <text:span text:style-name="T6">apellido</text:span>) {</text:p>
      <text:p text:style-name="P3"><text:span text:style-name="T1">this</text:span>.<text:span text:style-name="T6">nombre</text:span> = <text:span text:style-name="T6">nombre</text:span> ;</text:p>
      <text:p text:style-name="P3"><text:span text:style-name="T1">this</text:span>.<text:span text:style-name="T6">apellido</text:span> = <text:span text:style-name="T6">apellido</text:span>;</text:p>
      <text:p text:style-name="P3"><text:span text:style-name="T1">this</text:span>.<text:span text:style-name="T9">saludar</text:span> = <text:span text:style-name="T1">function</text:span> () {</text:p>
      <text:p text:style-name="P3"><text:span text:style-name="T12">return</text:span><text:span text:style-name="T13">"hola mundo"</text:span>;</text:p>
      <text:p text:style-name="P3">};</text:p>
      <text:p text:style-name="P14"/>
      <text:p text:style-name="P3">}</text:p>
      <text:p text:style-name="P3"><text:span text:style-name="T1">const</text:span> <text:span text:style-name="T14">personita</text:span> = <text:span text:style-name="T1">new</text:span> <text:span text:style-name="T5">persona</text:span>(<text:span text:style-name="T13">"diego"</text:span>,<text:span text:style-name="T13">"herrera"</text:span>)</text:p>
      <text:p text:style-name="P14"/>
      <text:p text:style-name="P3"><text:span text:style-name="T6">console</text:span>.<text:span text:style-name="T9">log</text:span>(<text:span text:style-name="T5">Object</text:span>.<text:span text:style-name="T9">values</text:span>(<text:span text:style-name="T14">personita</text:span>));</text:p>
      <text:p text:style-name="P1"/>
      <text:p text:style-name="P1">//salida en consola</text:p>
      <text:p text:style-name="P1"/>
      <text:p text:style-name="P1">[ 'diego', 'herrera', [Function (anonymous)] ]</text:p>
      <text:p text:style-name="P1">//---------------------------------------------------------------------------------------------------------------</text:p>
      <text:p text:style-name="P6"><text:span text:style-name="T1">function</text:span> <text:span text:style-name="T5">Pokemon</text:span> (<text:span text:style-name="T6">nombre</text:span> , <text:span text:style-name="T6">ataque</text:span>,<text:span text:style-name="T6">tipo</text:span> ,<text:span text:style-name="T6">debilidades</text:span>) {</text:p>
      <text:p text:style-name="P3"><text:span text:style-name="T1">this</text:span>.<text:span text:style-name="T6">nombre</text:span> = <text:span text:style-name="T6">nombre</text:span>;</text:p>
      <text:p text:style-name="P3"><text:span text:style-name="T1">this</text:span>.<text:span text:style-name="T6">ataque</text:span> = <text:span text:style-name="T6">ataque</text:span>;</text:p>
      <text:p text:style-name="P3"><text:span text:style-name="T1">this</text:span>.<text:span text:style-name="T6">tipo</text:span> = <text:span text:style-name="T6">tipo</text:span>;</text:p>
      <text:p text:style-name="P3"><text:span text:style-name="T1">this</text:span>.<text:span text:style-name="T6">debilidades</text:span> = <text:span text:style-name="T6">debilidades</text:span>;</text:p>
      <text:p text:style-name="P3">}</text:p>
      <text:p text:style-name="P3"><text:span text:style-name="T1">function</text:span> <text:span text:style-name="T5">TipoFuego</text:span> (<text:span text:style-name="T6">nombre</text:span>, <text:span text:style-name="T6">ataque</text:span> ,<text:span text:style-name="T6">tipo</text:span>, <text:span text:style-name="T6">debilidades</text:span>) {</text:p>
      <text:p text:style-name="P3"><text:span text:style-name="T5">Pokemon</text:span>.<text:span text:style-name="T9">call</text:span>(<text:span text:style-name="T1">this</text:span> ,<text:span text:style-name="T6">nombre</text:span>,<text:span text:style-name="T6">ataque</text:span>,<text:span text:style-name="T6">tipo</text:span> ,<text:span text:style-name="T6">debilidades</text:span>);</text:p>
      <text:p text:style-name="P15"/>
      <text:p text:style-name="P3">}</text:p>
      <text:p text:style-name="P3"><text:span text:style-name="T1">function</text:span> <text:span text:style-name="T5">TipoAgua</text:span>(<text:span text:style-name="T6">nombre</text:span> , <text:span text:style-name="T6">ataque</text:span>,<text:span text:style-name="T6">tipo</text:span> ,<text:span text:style-name="T6">debilidades</text:span>) {</text:p>
      <text:p text:style-name="P3"><text:span text:style-name="T5">Pokemon</text:span>.<text:span text:style-name="T9">call</text:span>(<text:span text:style-name="T1">this</text:span> ,<text:span text:style-name="T6">nombre</text:span>,<text:span text:style-name="T6">ataque</text:span>,<text:span text:style-name="T6">tipo</text:span>,<text:span text:style-name="T6">debilidades</text:span>);</text:p>
      <text:p text:style-name="P14"/>
      <text:p text:style-name="P3">}</text:p>
      <text:p text:style-name="P3"><text:span text:style-name="T1">function</text:span> <text:span text:style-name="T5">TipoHielo</text:span>(<text:span text:style-name="T6">nombre</text:span> , <text:span text:style-name="T6">ataque</text:span>,<text:span text:style-name="T6">tipo</text:span>,<text:span text:style-name="T6">debilidades</text:span>)</text:p>
      <text:p text:style-name="P3">{</text:p>
      <text:p text:style-name="P3"><text:span text:style-name="T5">Pokemon</text:span>.<text:span text:style-name="T9">call</text:span>(<text:span text:style-name="T1">this</text:span> ,<text:span text:style-name="T6">nombre</text:span>,<text:span text:style-name="T6">ataque</text:span>,<text:span text:style-name="T6">tipo</text:span>,<text:span text:style-name="T6">debilidades</text:span>);</text:p>
      <text:p text:style-name="P3">}</text:p>
      <text:p text:style-name="P3"><text:span text:style-name="T1">function</text:span> <text:span text:style-name="T5">TipoAire</text:span>(<text:span text:style-name="T6">nombre</text:span> , <text:span text:style-name="T6">ataque</text:span>,<text:span text:style-name="T6">tipo</text:span>,<text:span text:style-name="T6">debilidades</text:span>)</text:p>
      <text:p text:style-name="P3">{</text:p>
      <text:p text:style-name="P3"><text:span text:style-name="T5">Pokemon</text:span>.<text:span text:style-name="T9">call</text:span>(<text:span text:style-name="T1">this</text:span> ,<text:span text:style-name="T6">nombre</text:span>,<text:span text:style-name="T6">ataque</text:span>,<text:span text:style-name="T6">tipo</text:span>,<text:span text:style-name="T6">debilidades</text:span>);</text:p>
      <text:p text:style-name="P3">}</text:p>
      <text:p text:style-name="P3"><text:span text:style-name="T5">TipoFuego</text:span>.<text:span text:style-name="T6">prototype</text:span> = <text:span text:style-name="T5">Object</text:span>.<text:span text:style-name="T9">create</text:span>(<text:span text:style-name="T5">Pokemon</text:span>.<text:span text:style-name="T6">prototype</text:span>);</text:p>
      <text:p text:style-name="P3"><text:span text:style-name="T5">TipoAgua</text:span>.<text:span text:style-name="T6">prototype</text:span> = <text:span text:style-name="T5">Object</text:span>.<text:span text:style-name="T9">create</text:span>(<text:span text:style-name="T5">Pokemon</text:span>.<text:span text:style-name="T6">prototype</text:span>);</text:p>
      <text:p text:style-name="P3"><text:span text:style-name="T5">TipoAire</text:span>.<text:span text:style-name="T6">prototype</text:span> = <text:span text:style-name="T5">Object</text:span>.<text:span text:style-name="T9">create</text:span>(<text:span text:style-name="T5">Pokemon</text:span>.<text:span text:style-name="T6">prototype</text:span>);</text:p>
      <text:p text:style-name="P3"><text:span text:style-name="T5">TipoHielo</text:span>.<text:span text:style-name="T6">prototype</text:span> = <text:span text:style-name="T5">Object</text:span>.<text:span text:style-name="T9">create</text:span>(<text:span text:style-name="T5">Pokemon</text:span>.<text:span text:style-name="T6">prototype</text:span>);</text:p>
      <text:p text:style-name="P4"><text:line-break/></text:p>
      <text:p text:style-name="P3"><text:soft-page-break/><text:span text:style-name="T5">TipoFuego</text:span>.<text:span text:style-name="T6">prototype</text:span>.<text:span text:style-name="T6">costructor</text:span> = <text:span text:style-name="T5">TipoFuego</text:span>;</text:p>
      <text:p text:style-name="P3"><text:span text:style-name="T5">TipoAgua</text:span>.<text:span text:style-name="T6">prototype</text:span>.<text:span text:style-name="T6">costructor</text:span> = <text:span text:style-name="T5">TipoAgua</text:span>;</text:p>
      <text:p text:style-name="P3"><text:span text:style-name="T5">TipoAire</text:span>.<text:span text:style-name="T6">prototype</text:span>.<text:span text:style-name="T6">costructor</text:span> = <text:span text:style-name="T5">TipoAire</text:span>;</text:p>
      <text:p text:style-name="P3"><text:span text:style-name="T5">TipoHielo</text:span>.<text:span text:style-name="T6">prototype</text:span>.<text:span text:style-name="T6">console</text:span> = <text:span text:style-name="T5">TipoHielo</text:span>;</text:p>
      <text:p text:style-name="P14"/>
      <text:p text:style-name="P3"><text:span text:style-name="T6">console</text:span>.<text:span text:style-name="T9">log</text:span>(<text:span text:style-name="T5">TipoFuego</text:span>.<text:span text:style-name="T6">prototype</text:span>);</text:p>
      <text:p text:style-name="P15"/>
      <text:p text:style-name="P3"><text:span text:style-name="T1">const</text:span> <text:span text:style-name="T14">charizard</text:span> = <text:span text:style-name="T1">new</text:span> <text:span text:style-name="T5">TipoFuego</text:span>(<text:span text:style-name="T13">"charizard"</text:span>,<text:span text:style-name="T13">"volar"</text:span>,<text:span text:style-name="T13">"Tipo fuego"</text:span>,<text:span text:style-name="T13">"agua"</text:span>);</text:p>
      <text:p text:style-name="P3"><text:span text:style-name="T1">const</text:span> <text:span text:style-name="T14">truenos</text:span> = <text:span text:style-name="T1">new</text:span> <text:span text:style-name="T5">TipoAgua</text:span>(<text:span text:style-name="T13">"truenos"</text:span>,<text:span text:style-name="T13">"lluvia"</text:span>,<text:span text:style-name="T13">"tipoAgua"</text:span>,<text:span text:style-name="T13">"fuego"</text:span>);</text:p>
      <text:p text:style-name="P3"><text:span text:style-name="T1">const</text:span> <text:span text:style-name="T14">kakuna</text:span> = <text:span text:style-name="T1">new</text:span> <text:span text:style-name="T5">TipoAire</text:span>(<text:span text:style-name="T13">"kakuna"</text:span>,<text:span text:style-name="T13">"golpes"</text:span>,<text:span text:style-name="T13">"Tipo Aire"</text:span>,<text:span text:style-name="T13">"FUEGO"</text:span>)</text:p>
      <text:p text:style-name="P3"><text:span text:style-name="T1">const</text:span> <text:span text:style-name="T14">gloom</text:span> = <text:span text:style-name="T1">new</text:span> <text:span text:style-name="T5">TipoHielo</text:span>(<text:span text:style-name="T13">"GLOOM"</text:span>,<text:span text:style-name="T13">"veneno"</text:span>,<text:span text:style-name="T13">"tipo hielo"</text:span>,<text:span text:style-name="T13">"fuego y tierra"</text:span>);</text:p>
      <text:p text:style-name="P14"/>
      <text:p text:style-name="P3"><text:span text:style-name="T6">console</text:span>.<text:span text:style-name="T9">log</text:span>(<text:span text:style-name="T14">charizard</text:span>)</text:p>
      <text:p text:style-name="P3"><text:span text:style-name="T6">console</text:span>.<text:span text:style-name="T9">log</text:span>(<text:span text:style-name="T14">truenos</text:span>)</text:p>
      <text:p text:style-name="P3"><text:span text:style-name="T6">console</text:span>.<text:span text:style-name="T9">log</text:span>(<text:span text:style-name="T14">kakuna</text:span>)</text:p>
      <text:p text:style-name="P3"><text:span text:style-name="T6">console</text:span>.<text:span text:style-name="T9">log</text:span>(<text:span text:style-name="T14">gloom</text:span>)</text:p>
      <text:p text:style-name="P1"/>
      <text:p text:style-name="P1">//<text:span text:style-name="T16">salida en consolaa</text:span></text:p>
      <text:p text:style-name="P1"/>
      <text:p text:style-name="P1">Pokemon {</text:p>
      <text:p text:style-name="P1"><text:s text:c="2"/>nombre: 'charizard',</text:p>
      <text:p text:style-name="P1"><text:s text:c="2"/>ataque: 'volar',</text:p>
      <text:p text:style-name="P1"><text:s text:c="2"/>tipo: 'Tipo fuego',</text:p>
      <text:p text:style-name="P1"><text:s text:c="2"/>debilidades: 'agua'</text:p>
      <text:p text:style-name="P1">}</text:p>
      <text:p text:style-name="P1">Pokemon {</text:p>
      <text:p text:style-name="P1"><text:s text:c="2"/>nombre: 'truenos',</text:p>
      <text:p text:style-name="P1"><text:s text:c="2"/>ataque: 'lluvia',</text:p>
      <text:p text:style-name="P1"><text:s text:c="2"/>tipo: 'tipoAgua',</text:p>
      <text:p text:style-name="P1"><text:s text:c="2"/>debilidades: 'fuego'</text:p>
      <text:p text:style-name="P1">}</text:p>
      <text:p text:style-name="P1">Pokemon {</text:p>
      <text:p text:style-name="P1"><text:s text:c="2"/>nombre: 'kakuna',</text:p>
      <text:p text:style-name="P1"><text:s text:c="2"/>ataque: 'golpes',</text:p>
      <text:p text:style-name="P1"><text:s text:c="2"/>tipo: 'Tipo Aire',</text:p>
      <text:p text:style-name="P1"><text:s text:c="2"/>debilidades: 'FUEGO'</text:p>
      <text:p text:style-name="P1">}</text:p>
      <text:p text:style-name="P1">Pokemon {</text:p>
      <text:p text:style-name="P1"><text:s text:c="2"/>nombre: 'GLOOM',</text:p>
      <text:p text:style-name="P1"><text:s text:c="2"/>ataque: 'veneno',</text:p>
      <text:p text:style-name="P1"><text:s text:c="2"/>tipo: 'tipo hielo',</text:p>
      <text:p text:style-name="P1"><text:s text:c="2"/>debilidades: 'fuego y tierra'</text:p>
      <text:p text:style-name="P1">}</text:p>
      <text:p text:style-name="P1"/>
      <text:p text:style-name="P1"/>
      <text:p text:style-name="P1"/>
      <text:p text:style-name="P1"/>
      <text:p text:style-name="P12"><text:soft-page-break/>//literal</text:p>
      <text:p text:style-name="P3"><text:span text:style-name="T1">const</text:span> <text:span text:style-name="T14">persona</text:span> = { </text:p>
      <text:p text:style-name="P3"><text:span text:style-name="T6">nombre :</text:span><text:span text:style-name="T13">"Diego "</text:span>,</text:p>
      <text:p text:style-name="P3"><text:span text:style-name="T6">Apellido:</text:span> <text:span text:style-name="T13">"Herrera "</text:span>,</text:p>
      <text:p text:style-name="P3"><text:span text:style-name="T6">Edad:</text:span> <text:span text:style-name="T17">15</text:span>,</text:p>
      <text:p text:style-name="P3"><text:span text:style-name="T9">mostrarNombre</text:span><text:span text:style-name="T6">:</text:span> <text:span text:style-name="T1">function</text:span> (){</text:p>
      <text:p text:style-name="P3"><text:span text:style-name="T12">return</text:span> <text:span text:style-name="T1">this</text:span>.<text:span text:style-name="T6">nombre</text:span></text:p>
      <text:p text:style-name="P14"/>
      <text:p text:style-name="P3">},</text:p>
      <text:p text:style-name="P3"><text:span text:style-name="T13">"titulo profesional"</text:span><text:span text:style-name="T6">:</text:span> <text:span text:style-name="T13">"hola soy ingeniero"</text:span></text:p>
      <text:p text:style-name="P14"/>
      <text:p text:style-name="P3">}</text:p>
      <text:p text:style-name="P3"><text:span text:style-name="T6">console</text:span>.<text:span text:style-name="T9">log</text:span>(<text:span text:style-name="T14">persona</text:span>[<text:span text:style-name="T13">"titulo profesional"</text:span>]);</text:p>
      <text:p text:style-name="P4"><text:line-break/></text:p>
      <text:p text:style-name="P11">//costructora </text:p>
      <text:p text:style-name="P14"/>
      <text:p text:style-name="P3"><text:span text:style-name="T1">function</text:span> <text:span text:style-name="T5">persona2</text:span>(<text:span text:style-name="T6">nombre</text:span> , <text:span text:style-name="T6">apellido</text:span>){</text:p>
      <text:p text:style-name="P3"><text:span text:style-name="T1">this</text:span>.<text:span text:style-name="T6">nombre</text:span> = <text:span text:style-name="T6">nombre</text:span>;</text:p>
      <text:p text:style-name="P3"><text:span text:style-name="T1">this</text:span>.<text:span text:style-name="T6">apellido</text:span> = <text:span text:style-name="T6">apellido</text:span>;</text:p>
      <text:p text:style-name="P3">}</text:p>
      <text:p text:style-name="P14"/>
      <text:p text:style-name="P3"><text:span text:style-name="T1">const</text:span> <text:span text:style-name="T14">gabriela</text:span> = <text:span text:style-name="T1">new</text:span> <text:span text:style-name="T5">persona2</text:span>(<text:span text:style-name="T13">'gabriela'</text:span>,<text:span text:style-name="T13">'velasquez'</text:span>)</text:p>
      <text:p text:style-name="P3"><text:span text:style-name="T6">console</text:span>.<text:span text:style-name="T9">log</text:span>(<text:span text:style-name="T14">gabriela</text:span>)</text:p>
      <text:p text:style-name="P3"/>
      <text:p text:style-name="P3">/// <text:s/><text:span text:style-name="T19">salida <text:s/>de consola</text:span></text:p>
      <text:p text:style-name="P1"/>
      <text:p text:style-name="P1">hola soy ingeniero</text:p>
      <text:p text:style-name="P1">persona2 { nombre: 'gabriela', apellido: 'velasquez' }</text:p>
      <text:p text:style-name="P1"/>
      <text:p text:style-name="P1"/>
      <text:p text:style-name="P6"><text:span text:style-name="T21">&lt;!</text:span><text:span text:style-name="T1">DOCTYPE</text:span> <text:span text:style-name="T6">html</text:span><text:span text:style-name="T21">&gt;</text:span></text:p>
      <text:p text:style-name="P3"><text:span text:style-name="T21">&lt;</text:span><text:span text:style-name="T1">html</text:span> <text:span text:style-name="T6">lang</text:span>=<text:span text:style-name="T13">"en"</text:span><text:span text:style-name="T21">&gt;</text:span></text:p>
      <text:p text:style-name="P3"><text:span text:style-name="T21">&lt;</text:span><text:span text:style-name="T1">head</text:span><text:span text:style-name="T21">&gt;</text:span></text:p>
      <text:p text:style-name="P3"><text:span text:style-name="T21">&lt;</text:span><text:span text:style-name="T1">meta</text:span> <text:span text:style-name="T6">charset</text:span>=<text:span text:style-name="T13">"UTF-8"</text:span><text:span text:style-name="T21">&gt;</text:span></text:p>
      <text:p text:style-name="P3"><text:span text:style-name="T21">&lt;</text:span><text:span text:style-name="T1">meta</text:span> <text:span text:style-name="T6">http-equiv</text:span>=<text:span text:style-name="T13">"X-UA-Compatible"</text:span> <text:span text:style-name="T6">content</text:span>=<text:span text:style-name="T13">"IE=edge"</text:span><text:span text:style-name="T21">&gt;</text:span></text:p>
      <text:p text:style-name="P3"><text:span text:style-name="T21">&lt;</text:span><text:span text:style-name="T1">meta</text:span> <text:span text:style-name="T6">name</text:span>=<text:span text:style-name="T13">"viewport"</text:span> <text:span text:style-name="T6">content</text:span>=<text:span text:style-name="T13">"width=device-width, initial-scale=1.0"</text:span><text:span text:style-name="T21">&gt;</text:span></text:p>
      <text:p text:style-name="P3"><text:span text:style-name="T21">&lt;</text:span><text:span text:style-name="T1">title</text:span><text:span text:style-name="T21">&gt;</text:span>Scope<text:span text:style-name="T21">&lt;/</text:span><text:span text:style-name="T1">title</text:span><text:span text:style-name="T21">&gt;</text:span></text:p>
      <text:p text:style-name="P3"><text:span text:style-name="T21">&lt;/</text:span><text:span text:style-name="T1">head</text:span><text:span text:style-name="T21">&gt;</text:span></text:p>
      <text:p text:style-name="P3"><text:span text:style-name="T21">&lt;</text:span><text:span text:style-name="T1">body</text:span><text:span text:style-name="T21">&gt;</text:span></text:p>
      <text:p text:style-name="P14"/>
      <text:p text:style-name="P3"><text:span text:style-name="T21">&lt;</text:span><text:span text:style-name="T1">nav</text:span> <text:span text:style-name="T6">class</text:span>=<text:span text:style-name="T13">"nav"</text:span><text:span text:style-name="T21">&gt;</text:span> hola <text:span text:style-name="T21">&lt;/</text:span><text:span text:style-name="T1">nav</text:span><text:span text:style-name="T21">&gt;</text:span></text:p>
      <text:p text:style-name="P3"><text:span text:style-name="T21">&lt;</text:span><text:span text:style-name="T1">p</text:span> <text:span text:style-name="T6">class</text:span>=<text:span text:style-name="T13">"p"</text:span><text:span text:style-name="T21">&gt;</text:span> Bienvenidos<text:span text:style-name="T21">&lt;/</text:span><text:span text:style-name="T1">p</text:span><text:span text:style-name="T21">&gt;</text:span></text:p>
      <text:p text:style-name="P3"><text:span text:style-name="T21">&lt;</text:span><text:span text:style-name="T1">script</text:span><text:span text:style-name="T21">&gt;</text:span></text:p>
      <text:p text:style-name="P3"><text:span text:style-name="T6">console</text:span>.<text:span text:style-name="T9">log</text:span>(<text:span text:style-name="T13">'hola'</text:span>)</text:p>
      <text:p text:style-name="P3"><text:span text:style-name="T1">let</text:span> <text:span text:style-name="T9">myFunction</text:span> = <text:span text:style-name="T1">function</text:span> (){</text:p>
      <text:p text:style-name="P3"><text:span text:style-name="T6">console</text:span>.<text:span text:style-name="T9">log</text:span>(<text:span text:style-name="T1">this</text:span>)</text:p>
      <text:p text:style-name="P15"><text:soft-page-break/></text:p>
      <text:p text:style-name="P3">};</text:p>
      <text:p text:style-name="P11">/// para trabajar con el html y el css</text:p>
      <text:p text:style-name="P3"><text:span text:style-name="T9">myFunction</text:span> = {};</text:p>
      <text:p text:style-name="P3"><text:span text:style-name="T1">let</text:span> <text:span text:style-name="T6">myObject</text:span> = {};</text:p>
      <text:p text:style-name="P3"><text:span text:style-name="T6">myObject</text:span>.<text:span text:style-name="T9">myMethod</text:span> = <text:span text:style-name="T1">function</text:span> (){</text:p>
      <text:p text:style-name="P3"><text:span text:style-name="T6">console</text:span>.<text:span text:style-name="T9">log</text:span>(<text:span text:style-name="T1">this</text:span>)</text:p>
      <text:p text:style-name="P3">};</text:p>
      <text:p text:style-name="P14"/>
      <text:p text:style-name="P3"><text:span text:style-name="T1">var</text:span> <text:span text:style-name="T6">nav</text:span> = <text:span text:style-name="T6">document</text:span>.<text:span text:style-name="T9">querySelector</text:span>(<text:span text:style-name="T13">'.nav'</text:span>);</text:p>
      <text:p text:style-name="P3"><text:span text:style-name="T1">var</text:span> <text:span text:style-name="T9">toglleNav</text:span> = <text:span text:style-name="T1">function</text:span>(){</text:p>
      <text:p text:style-name="P14"/>
      <text:p text:style-name="P3"><text:span text:style-name="T6">console</text:span>.<text:span text:style-name="T9">log</text:span>(<text:span text:style-name="T1">this</text:span>)</text:p>
      <text:p text:style-name="P3"><text:span text:style-name="T1">this</text:span>.<text:span text:style-name="T6">style</text:span>.<text:span text:style-name="T6">color</text:span> = <text:span text:style-name="T13">'red '</text:span>;</text:p>
      <text:p text:style-name="P3"><text:span text:style-name="T6">console</text:span>.<text:span text:style-name="T9">log</text:span>(<text:span text:style-name="T1">this</text:span>.<text:span text:style-name="T6">style</text:span>.<text:span text:style-name="T6">color</text:span> )</text:p>
      <text:p text:style-name="P3"><text:span text:style-name="T9">setTimeout</text:span>(<text:span text:style-name="T1">function</text:span>(){</text:p>
      <text:p text:style-name="P14"/>
      <text:p text:style-name="P14"/>
      <text:p text:style-name="P3">},<text:span text:style-name="T17">100</text:span>)</text:p>
      <text:p text:style-name="P3">};</text:p>
      <text:p text:style-name="P3"><text:span text:style-name="T1">var</text:span> <text:span text:style-name="T6">p</text:span> = <text:span text:style-name="T6">document</text:span>.<text:span text:style-name="T9">querySelector</text:span>(<text:span text:style-name="T13">'.p'</text:span>);</text:p>
      <text:p text:style-name="P3"><text:span text:style-name="T1">var</text:span> <text:span text:style-name="T9">mostrarP</text:span> = <text:span text:style-name="T1">function</text:span> () {</text:p>
      <text:p text:style-name="P3"><text:span text:style-name="T6">console</text:span>.<text:span text:style-name="T9">log</text:span>(<text:span text:style-name="T1">this</text:span>)</text:p>
      <text:p text:style-name="P3"><text:span text:style-name="T1">this</text:span>.<text:span text:style-name="T6">style</text:span>.<text:span text:style-name="T6">color</text:span> = <text:span text:style-name="T13">'blue'</text:span>;</text:p>
      <text:p text:style-name="P3"><text:span text:style-name="T1">this</text:span>.<text:span text:style-name="T6">style</text:span>.<text:span text:style-name="T6">backgroundColor</text:span> = <text:span text:style-name="T13">'black'</text:span></text:p>
      <text:p text:style-name="P3"><text:span text:style-name="T6">console</text:span>.<text:span text:style-name="T9">log</text:span>(<text:span text:style-name="T13">"hola gaby"</text:span>)</text:p>
      <text:p text:style-name="P3">}</text:p>
      <text:p text:style-name="P15"/>
      <text:p text:style-name="P3"><text:span text:style-name="T6">p</text:span>.<text:span text:style-name="T9">addEventListener</text:span>(<text:span text:style-name="T13">'click'</text:span>,<text:span text:style-name="T9">mostrarP</text:span>,<text:span text:style-name="T1">false</text:span>)</text:p>
      <text:p text:style-name="P3"><text:span text:style-name="T6">nav</text:span>.<text:span text:style-name="T9">addEventListener</text:span>(<text:span text:style-name="T13">'click'</text:span>,<text:span text:style-name="T9">toglleNav</text:span> , <text:span text:style-name="T1">false</text:span>)</text:p>
      <text:p text:style-name="P3"><text:span text:style-name="T21">&lt;/</text:span><text:span text:style-name="T1">script</text:span><text:span text:style-name="T21">&gt;</text:span></text:p>
      <text:p text:style-name="P3"><text:span text:style-name="T21">&lt;/</text:span><text:span text:style-name="T1">body</text:span><text:span text:style-name="T21">&gt;</text:span></text:p>
      <text:p text:style-name="P3"><text:span text:style-name="T21">&lt;/</text:span><text:span text:style-name="T1">html</text:span><text:span text:style-name="T21">&gt;</text:span></text:p>
      <text:p text:style-name="P1"/>
      <text:p text:style-name="P1"/>
      <text:p text:style-name="P1">//// <text:span text:style-name="T22">MODULO PATRON </text:span></text:p>
      <text:p text:style-name="P1"/>
      <text:p text:style-name="P1"/>
      <text:p text:style-name="P6"><text:span text:style-name="T1">const</text:span> <text:span text:style-name="T14">calculadora</text:span> = (() <text:span text:style-name="T1">=&gt;</text:span> {</text:p>
      <text:p text:style-name="P3"><text:span text:style-name="T1">const</text:span> <text:span text:style-name="T9">add</text:span> = (<text:span text:style-name="T6">a</text:span>,<text:span text:style-name="T6">b</text:span>) <text:span text:style-name="T1">=&gt;</text:span> <text:span text:style-name="T6">a</text:span> + <text:span text:style-name="T6">b</text:span> ;</text:p>
      <text:p text:style-name="P3"><text:span text:style-name="T1">const</text:span> <text:span text:style-name="T9">sub</text:span> = (<text:span text:style-name="T6">a</text:span>,<text:span text:style-name="T6">b</text:span>) <text:span text:style-name="T1">=&gt;</text:span> <text:span text:style-name="T6">a</text:span> - <text:span text:style-name="T6">b</text:span> ;</text:p>
      <text:p text:style-name="P3"><text:span text:style-name="T1">const</text:span> <text:span text:style-name="T9">mul</text:span> = (<text:span text:style-name="T6">a</text:span>,<text:span text:style-name="T6">b</text:span>) <text:span text:style-name="T1">=&gt;</text:span><text:span text:style-name="T6">a</text:span> * <text:span text:style-name="T6">b</text:span> ;</text:p>
      <text:p text:style-name="P3"><text:span text:style-name="T1">const</text:span> <text:span text:style-name="T9">div</text:span> = (<text:span text:style-name="T6">a</text:span>,<text:span text:style-name="T6">b</text:span>) <text:span text:style-name="T1">=&gt;</text:span> <text:span text:style-name="T6">a</text:span> / <text:span text:style-name="T6">b</text:span> ;</text:p>
      <text:p text:style-name="P6"><text:span text:style-name="T12">return</text:span>{</text:p>
      <text:p text:style-name="P3"><text:span text:style-name="T9">add</text:span>,</text:p>
      <text:p text:style-name="P3"><text:span text:style-name="T9">sub</text:span>,</text:p>
      <text:p text:style-name="P3"><text:soft-page-break/><text:span text:style-name="T9">mul</text:span>,</text:p>
      <text:p text:style-name="P3"><text:span text:style-name="T9">div</text:span>,</text:p>
      <text:p text:style-name="P3">};</text:p>
      <text:p text:style-name="P14"/>
      <text:p text:style-name="P3">})();</text:p>
      <text:p text:style-name="P15"/>
      <text:p text:style-name="P3"><text:span text:style-name="T6">console</text:span>.<text:span text:style-name="T9">log</text:span>(<text:span text:style-name="T14">calculadora</text:span>.<text:span text:style-name="T9">add</text:span>(<text:span text:style-name="T17">3</text:span>,<text:span text:style-name="T17">5</text:span>));</text:p>
      <text:p text:style-name="P3"><text:span text:style-name="T6">console</text:span>.<text:span text:style-name="T9">log</text:span>(<text:span text:style-name="T14">calculadora</text:span>.<text:span text:style-name="T9">sub</text:span>(<text:span text:style-name="T17">6</text:span>,<text:span text:style-name="T17">2</text:span>));</text:p>
      <text:p text:style-name="P3"><text:span text:style-name="T6">console</text:span>.<text:span text:style-name="T9">log</text:span>(<text:span text:style-name="T14">calculadora</text:span>.<text:span text:style-name="T9">add</text:span>(<text:span text:style-name="T17">3</text:span>,<text:span text:style-name="T17">2</text:span>));</text:p>
      <text:p text:style-name="P3"><text:span text:style-name="T6">console</text:span>.<text:span text:style-name="T9">log</text:span>(<text:span text:style-name="T14">calculadora</text:span>.<text:span text:style-name="T9">div</text:span>(<text:span text:style-name="T17">6</text:span>,<text:span text:style-name="T17">2</text:span>));</text:p>
      <text:p text:style-name="P3"><text:span text:style-name="T6">console</text:span>.<text:span text:style-name="T9">log</text:span>(<text:span text:style-name="T14">calculadora</text:span>.<text:span text:style-name="T9">mul</text:span>(<text:span text:style-name="T17">7</text:span>,<text:span text:style-name="T17">7</text:span>));</text:p>
      <text:p text:style-name="P4"><text:line-break/></text:p>
      <text:p text:style-name="P11">////ESTRUCTURA DEL MODULO PATROM CON IIFEE</text:p>
      <text:p text:style-name="P1"/>
      <text:p text:style-name="P1"/>
      <text:p text:style-name="P1">//<text:span text:style-name="T22">salida de consola </text:span></text:p>
      <text:p text:style-name="P1">8</text:p>
      <text:p text:style-name="P1">4</text:p>
      <text:p text:style-name="P1">5</text:p>
      <text:p text:style-name="P1">3</text:p>
      <text:p text:style-name="P1">49</text:p>
      <text:p text:style-name="P1"/>
      <text:p text:style-name="P1"/>
      <text:p text:style-name="P1"/>
      <text:p text:style-name="P1">/----------------------------------------------------------------------------------</text:p>
      <text:p text:style-name="P1">/ <text:s/><text:span text:style-name="T22">INSTANCE</text:span><text:span text:style-name="T20"> </text:span></text:p>
      <text:p text:style-name="P1"><text:span text:style-name="T20"/></text:p>
      <text:p text:style-name="P6"><text:span text:style-name="T2">const</text:span><text:span text:style-name="T20"> </text:span><text:span text:style-name="T10">person</text:span><text:span text:style-name="T20"> = (</text:span><text:span text:style-name="T7">name</text:span><text:span text:style-name="T20">) </text:span><text:span text:style-name="T2">=&gt;</text:span><text:span text:style-name="T20"> {</text:span></text:p>
      <text:p text:style-name="P3"><text:span text:style-name="T1">const</text:span> <text:span text:style-name="T9">shomName</text:span> = () <text:span text:style-name="T1">=&gt;</text:span> <text:span text:style-name="T6">console</text:span>.<text:span text:style-name="T9">log</text:span>(<text:span text:style-name="T13">`my name es </text:span><text:span text:style-name="T1">${</text:span><text:span text:style-name="T6">name</text:span><text:span text:style-name="T1">}</text:span><text:span text:style-name="T13">`</text:span>)</text:p>
      <text:p text:style-name="P3"><text:span text:style-name="T12">return</text:span>{<text:span text:style-name="T9">shomName</text:span>}</text:p>
      <text:p text:style-name="P3">}</text:p>
      <text:p text:style-name="P14"><text:span text:style-name="T3">const</text:span><text:span text:style-name="T4"> </text:span><text:span text:style-name="T11">Student</text:span><text:span text:style-name="T4"> = (</text:span><text:span text:style-name="T8">name</text:span><text:span text:style-name="T4"> , </text:span><text:span text:style-name="T8">carrera</text:span><text:span text:style-name="T4">) </text:span><text:span text:style-name="T3">=&gt;</text:span><text:span text:style-name="T4"> {</text:span></text:p>
      <text:p text:style-name="P3"><text:span text:style-name="T1">const</text:span> <text:span text:style-name="T14">prototype</text:span> = <text:span text:style-name="T9">person</text:span> (<text:span text:style-name="T6">name</text:span>);</text:p>
      <text:p text:style-name="P3"><text:span text:style-name="T1">const</text:span> <text:span text:style-name="T9">doSomething</text:span> = () <text:span text:style-name="T1">=&gt;</text:span> <text:span text:style-name="T6">console</text:span>.<text:span text:style-name="T9">log</text:span>(<text:span text:style-name="T13">`Studem this </text:span><text:span text:style-name="T1">${</text:span><text:span text:style-name="T6">carrera</text:span><text:span text:style-name="T1">}</text:span><text:span text:style-name="T13"> `</text:span>)</text:p>
      <text:p text:style-name="P3"><text:span text:style-name="T12">return</text:span> <text:span text:style-name="T5">Object</text:span>.<text:span text:style-name="T9">assign</text:span>({}, <text:span text:style-name="T14">prototype</text:span> , {<text:span text:style-name="T9">doSomething</text:span> })</text:p>
      <text:p text:style-name="P14"/>
      <text:p text:style-name="P3">}</text:p>
      <text:p text:style-name="P3"><text:span text:style-name="T1">const</text:span> <text:span text:style-name="T14">student</text:span> = <text:span text:style-name="T9">Student</text:span>(<text:span text:style-name="T13">'julio'</text:span>,<text:span text:style-name="T13">"sistemas imformaticos"</text:span>);</text:p>
      <text:p text:style-name="P3"><text:span text:style-name="T14">student</text:span>.<text:span text:style-name="T9">shomName</text:span>();</text:p>
      <text:p text:style-name="P3"><text:span text:style-name="T14">student</text:span>.<text:span text:style-name="T9">doSomething</text:span>();</text:p>
      <text:p text:style-name="P3"/>
      <text:p text:style-name="P1"><text:span text:style-name="T20">//// salida de consola </text:span></text:p>
      <text:p text:style-name="P17"/>
      <text:p text:style-name="P1"><text:s text:c="4"/>my name es julio</text:p>
      <text:p text:style-name="P1">Studem this sistemas imformaticos </text:p>
      <text:p text:style-name="P1"><text:soft-page-break/>///--------------------------------------------------------------------------------------------------</text:p>
      <text:p text:style-name="P1">/// <text:span text:style-name="T23">factory gamee <text:s text:c="3"/></text:span></text:p>
      <text:p text:style-name="P6"><text:span text:style-name="T1">const</text:span> <text:span text:style-name="T9">player</text:span> = (<text:span text:style-name="T6">name</text:span> ,<text:span text:style-name="T6">level</text:span>) <text:span text:style-name="T1">=&gt;</text:span>{</text:p>
      <text:p text:style-name="P3"><text:span text:style-name="T1">let</text:span> <text:span text:style-name="T6">health</text:span> = <text:span text:style-name="T6">level</text:span> * <text:span text:style-name="T17">2</text:span>;</text:p>
      <text:p text:style-name="P3"><text:span text:style-name="T1">const</text:span> <text:span text:style-name="T9">getLevel</text:span> = () <text:span text:style-name="T1">=&gt;</text:span> <text:span text:style-name="T6">level</text:span> ;</text:p>
      <text:p text:style-name="P3"><text:span text:style-name="T1">const</text:span> <text:span text:style-name="T9">getName</text:span> = () <text:span text:style-name="T1">=&gt;</text:span> <text:span text:style-name="T6">name</text:span> ;</text:p>
      <text:p text:style-name="P3"><text:span text:style-name="T1">const</text:span> <text:span text:style-name="T9">die</text:span> = () <text:span text:style-name="T1">=&gt;</text:span> {</text:p>
      <text:p text:style-name="P14"/>
      <text:p text:style-name="P11">//mostrar algo</text:p>
      <text:p text:style-name="P3">}</text:p>
      <text:p text:style-name="P15"/>
      <text:p text:style-name="P3"><text:span text:style-name="T1">const</text:span> <text:span text:style-name="T9">damage</text:span> = <text:span text:style-name="T6">x</text:span> <text:span text:style-name="T1">=&gt;</text:span> {</text:p>
      <text:p text:style-name="P3"><text:span text:style-name="T6">health</text:span> -= <text:span text:style-name="T6">x</text:span> ;</text:p>
      <text:p text:style-name="P3"><text:span text:style-name="T12">if</text:span> (<text:span text:style-name="T6">health</text:span> &lt;= <text:span text:style-name="T17">0</text:span>) {</text:p>
      <text:p text:style-name="P3"><text:span text:style-name="T9">die</text:span>();</text:p>
      <text:p text:style-name="P3">}</text:p>
      <text:p text:style-name="P3">}</text:p>
      <text:p text:style-name="P3"><text:span text:style-name="T1">const</text:span> <text:span text:style-name="T9">attack</text:span> = <text:span text:style-name="T6">enemy</text:span> <text:span text:style-name="T1">=&gt;</text:span> {</text:p>
      <text:p text:style-name="P3"><text:span text:style-name="T12">if</text:span> (<text:span text:style-name="T6">level</text:span> &lt; <text:span text:style-name="T6">enemy</text:span>.<text:span text:style-name="T9">getLevel</text:span>()) {</text:p>
      <text:p text:style-name="P3"><text:span text:style-name="T9">damage</text:span>(<text:span text:style-name="T17">1</text:span>);</text:p>
      <text:p text:style-name="P3"><text:span text:style-name="T6">console</text:span>.<text:span text:style-name="T9">log</text:span>(<text:span text:style-name="T13">`</text:span><text:span text:style-name="T1">${</text:span><text:span text:style-name="T6">enemy</text:span>.<text:span text:style-name="T9">getName</text:span>()<text:span text:style-name="T1">}</text:span><text:span text:style-name="T13"> has demaged </text:span><text:span text:style-name="T1">${</text:span><text:span text:style-name="T6">name</text:span><text:span text:style-name="T1">}</text:span><text:span text:style-name="T13">`</text:span>) </text:p>
      <text:p text:style-name="P3">}</text:p>
      <text:p text:style-name="P3"><text:span text:style-name="T12">if</text:span>(<text:span text:style-name="T6">level</text:span> &gt;= <text:span text:style-name="T6">enemy</text:span>.<text:span text:style-name="T9">getLevel</text:span>()){</text:p>
      <text:p text:style-name="P3"><text:span text:style-name="T6">enemy</text:span>.<text:span text:style-name="T9">damage</text:span>(<text:span text:style-name="T17">1</text:span>);</text:p>
      <text:p text:style-name="P3"><text:span text:style-name="T6">console</text:span>.<text:span text:style-name="T9">log</text:span>(<text:span text:style-name="T13">`</text:span><text:span text:style-name="T1">${</text:span><text:span text:style-name="T6">name</text:span><text:span text:style-name="T1">}</text:span><text:span text:style-name="T13"> has demaged </text:span><text:span text:style-name="T1">${</text:span><text:span text:style-name="T6">enemy</text:span>.<text:span text:style-name="T6">getName</text:span><text:span text:style-name="T1">}</text:span><text:span text:style-name="T13">`</text:span>)</text:p>
      <text:p text:style-name="P3">}</text:p>
      <text:p text:style-name="P3">};</text:p>
      <text:p text:style-name="P14"/>
      <text:p text:style-name="P3"><text:span text:style-name="T12">return</text:span> {<text:span text:style-name="T9">attack</text:span>, <text:span text:style-name="T9">damage</text:span> , <text:span text:style-name="T9">getLevel</text:span> , <text:span text:style-name="T9">getName</text:span>}</text:p>
      <text:p text:style-name="P3">};</text:p>
      <text:p text:style-name="P14"/>
      <text:p text:style-name="P3"><text:span text:style-name="T1">const</text:span> <text:span text:style-name="T14">diego</text:span> = <text:span text:style-name="T9">player</text:span>(<text:span text:style-name="T13">'Diego'</text:span>, <text:span text:style-name="T17">3</text:span>);</text:p>
      <text:p text:style-name="P3"><text:span text:style-name="T1">const</text:span> <text:span text:style-name="T14">enemigo</text:span> = <text:span text:style-name="T9">player</text:span> (<text:span text:style-name="T13">'gaby'</text:span>,<text:span text:style-name="T17">5</text:span>);</text:p>
      <text:p text:style-name="P3"><text:span text:style-name="T14">diego</text:span>.<text:span text:style-name="T9">attack</text:span>(<text:span text:style-name="T14">enemigo</text:span>);</text:p>
      <text:p text:style-name="P1"/>
      <text:p text:style-name="P1">///// -------------------<text:span text:style-name="T23">salida de consola </text:span></text:p>
      <text:p text:style-name="P1"/>
      <text:p text:style-name="P1">gaby has demaged Dieg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// <text:span text:style-name="T23">FACTORY PRIVATE</text:span></text:p>
      <text:p text:style-name="P6"><text:span text:style-name="T1">const</text:span> <text:span text:style-name="T9">FactoryFunction</text:span> = (<text:span text:style-name="T6">String</text:span>) <text:span text:style-name="T1">=&gt;</text:span> {</text:p>
      <text:p text:style-name="P3"><text:span text:style-name="T1">const</text:span> <text:span text:style-name="T9">capitalizeString</text:span> = () <text:span text:style-name="T1">=&gt;</text:span> <text:span text:style-name="T6">String</text:span>.<text:span text:style-name="T9">toUpperCase</text:span>(); <text:span text:style-name="T24">//El toUpperCase() método devuelve el valor convertido en mayúsculas de la cadena que realiza la llamada.</text:span></text:p>
      <text:p text:style-name="P3"><text:span text:style-name="T1">const</text:span> <text:span text:style-name="T9">printString</text:span> = () <text:span text:style-name="T1">=&gt;</text:span> <text:span text:style-name="T6">console</text:span>.<text:span text:style-name="T9">log</text:span>(<text:span text:style-name="T13">`--</text:span><text:span text:style-name="T1">${</text:span><text:span text:style-name="T9">capitalizeString</text:span>()<text:span text:style-name="T1">}</text:span><text:span text:style-name="T13">---`</text:span>);</text:p>
      <text:p text:style-name="P3"><text:span text:style-name="T12">return</text:span> { <text:span text:style-name="T9">printString</text:span> };</text:p>
      <text:p text:style-name="P3">};</text:p>
      <text:p text:style-name="P3"><text:span text:style-name="T1">const</text:span> <text:span text:style-name="T9">MostrarSaludo</text:span> = (<text:span text:style-name="T6">String</text:span>) <text:span text:style-name="T1">=&gt;</text:span> {</text:p>
      <text:p text:style-name="P14"/>
      <text:p text:style-name="P3"><text:span text:style-name="T1">const</text:span> <text:span text:style-name="T9">hola</text:span> = () <text:span text:style-name="T1">=&gt;</text:span> <text:span text:style-name="T6">String</text:span>.<text:span text:style-name="T9">toUpperCase</text:span>(); <text:span text:style-name="T24">//El toUpperCase() método devuelve el valor convertido en mayúsculas de la cadena que realiza la llamada.</text:span></text:p>
      <text:p text:style-name="P3"><text:span text:style-name="T1">const</text:span> <text:span text:style-name="T9">mostrar</text:span>= () <text:span text:style-name="T1">=&gt;</text:span> <text:span text:style-name="T6">console</text:span>.<text:span text:style-name="T9">log</text:span>(<text:span text:style-name="T13">`--</text:span><text:span text:style-name="T1">${</text:span><text:span text:style-name="T9">hola</text:span>()<text:span text:style-name="T1">}</text:span><text:span text:style-name="T13">---`</text:span>);</text:p>
      <text:p text:style-name="P3"><text:span text:style-name="T12">return</text:span> { <text:span text:style-name="T9">mostrar</text:span> };</text:p>
      <text:p text:style-name="P3">};</text:p>
      <text:p text:style-name="P14"/>
      <text:p text:style-name="P11">//printString();</text:p>
      <text:p text:style-name="P11">//capitalizeString();</text:p>
      <text:p text:style-name="P11">//carrera.capitalizeString();</text:p>
      <text:p text:style-name="P3"><text:span text:style-name="T1">const</text:span> <text:span text:style-name="T14">carrera</text:span> = <text:span text:style-name="T9">FactoryFunction</text:span>(<text:span text:style-name="T13">"sistemas informaticos"</text:span>);</text:p>
      <text:p text:style-name="P3"><text:span text:style-name="T1">const</text:span> <text:span text:style-name="T14">gaby</text:span> = <text:span text:style-name="T9">MostrarSaludo</text:span>(<text:span text:style-name="T13">"gaby hermosa"</text:span>);</text:p>
      <text:p text:style-name="P3"><text:span text:style-name="T14">carrera</text:span>.<text:span text:style-name="T9">printString</text:span>();</text:p>
      <text:p text:style-name="P3"><text:span text:style-name="T14">gaby</text:span>.<text:span text:style-name="T9">mostrar</text:span>();</text:p>
      <text:p text:style-name="P1"/>
      <text:p text:style-name="P1">////// <text:span text:style-name="T23">salida de consola <text:s text:c="3"/></text:span></text:p>
      <text:p text:style-name="P1"/>
      <text:p text:style-name="P1">--SISTEMAS INFORMATICOS---</text:p>
      <text:p text:style-name="P1">--GABY HERMOSA---</text:p>
      <text:p text:style-name="P1"/>
      <text:p text:style-name="P1">// <text:span text:style-name="T23">FACTORY PRIVATE 2 </text:span></text:p>
      <text:p text:style-name="P1"/>
      <text:p text:style-name="P6"><text:span text:style-name="T1">const</text:span> <text:span text:style-name="T9">counterCreator</text:span> = () <text:span text:style-name="T1">=&gt;</text:span> {</text:p>
      <text:p text:style-name="P14"/>
      <text:p text:style-name="P3"><text:span text:style-name="T1">let</text:span> <text:span text:style-name="T6">count</text:span> = <text:span text:style-name="T17">0</text:span> ;</text:p>
      <text:p text:style-name="P3"><text:span text:style-name="T12">return</text:span> () <text:span text:style-name="T1">=&gt;</text:span> {</text:p>
      <text:p text:style-name="P3"><text:span text:style-name="T6">console</text:span>.<text:span text:style-name="T9">log</text:span>(<text:span text:style-name="T6">count</text:span>);</text:p>
      <text:p text:style-name="P3"><text:span text:style-name="T6">count</text:span>++;</text:p>
      <text:p text:style-name="P3">};</text:p>
      <text:p text:style-name="P14"><text:span text:style-name="T4">};</text:span></text:p>
      <text:p text:style-name="P14"><text:span text:style-name="T3">const</text:span><text:span text:style-name="T4"> </text:span><text:span text:style-name="T11">counter</text:span><text:span text:style-name="T4"> = </text:span><text:span text:style-name="T11">counterCreator</text:span><text:span text:style-name="T4">();</text:span></text:p>
      <text:p text:style-name="P3"><text:span text:style-name="T9">counter</text:span>();</text:p>
      <text:p text:style-name="P3"><text:span text:style-name="T9">counter</text:span>();</text:p>
      <text:p text:style-name="P3"><text:span text:style-name="T9">counter</text:span>(); </text:p>
      <text:p text:style-name="P5"><text:span text:style-name="T9">counter</text:span>(); <text:span text:style-name="T9">counter</text:span>(); <text:span text:style-name="T9">counter</text:span>(); <text:span text:style-name="T9">counter</text:span>(); <text:span text:style-name="T9">counter</text:span>(); <text:span text:style-name="T9">counter</text:span>(); <text:span text:style-name="T9">counter</text:span>(); <text:span text:style-name="T9">counter</text:span>(); <text:span text:style-name="T9">counter</text:span>();</text:p>
      <text:p text:style-name="P5"><text:s/></text:p>
      <text:p text:style-name="P1">/// <text:span text:style-name="T23">SALIDA DE CONSOLA</text:span></text:p>
      <text:p text:style-name="P1">0</text:p>
      <text:p text:style-name="P1">1</text:p>
      <text:p text:style-name="P1">2</text:p>
      <text:p text:style-name="P1"><text:soft-page-break/>/// <text:span text:style-name="T25">ARRAY <text:s text:c="2"/>SOME </text:span></text:p>
      <text:p text:style-name="P12">//El método some() comprueba si al menos un elemento del array cumple con la condición implementada por la función proporcionada</text:p>
      <text:p text:style-name="P14"/>
      <text:p text:style-name="P3"><text:span text:style-name="T1">var</text:span> <text:span text:style-name="T6">fruits</text:span> = [<text:span text:style-name="T13">'apple'</text:span>, <text:span text:style-name="T13">'banana'</text:span>, <text:span text:style-name="T13">'mango'</text:span>, <text:span text:style-name="T13">'guava'</text:span>];</text:p>
      <text:p text:style-name="P14"/>
      <text:p text:style-name="P3"><text:span text:style-name="T1">function</text:span> <text:span text:style-name="T9">checkAvailability</text:span>(<text:span text:style-name="T6">arr</text:span>, <text:span text:style-name="T6">val</text:span>) {</text:p>
      <text:p text:style-name="P3"><text:span text:style-name="T12">return</text:span> <text:span text:style-name="T6">arr</text:span>.<text:span text:style-name="T9">some</text:span>(<text:span text:style-name="T6">arrVal</text:span> <text:span text:style-name="T1">=&gt;</text:span> <text:span text:style-name="T6">val</text:span> === <text:span text:style-name="T6">arrVal</text:span>);</text:p>
      <text:p text:style-name="P3">}</text:p>
      <text:p text:style-name="P14"/>
      <text:p text:style-name="P11">//checkAvailability(fruits, 'kela'); // false</text:p>
      <text:p text:style-name="P3"><text:span text:style-name="T9">checkAvailability</text:span>(<text:span text:style-name="T6">fruits</text:span>, <text:span text:style-name="T13">'banana'</text:span>)<text:span text:style-name="T24">//</text:span></text:p>
      <text:p text:style-name="P14"/>
      <text:p text:style-name="P3"><text:span text:style-name="T6">console</text:span>.<text:span text:style-name="T9">log</text:span>(<text:span text:style-name="T9">checkAvailability</text:span>(<text:span text:style-name="T6">fruits</text:span>, <text:span text:style-name="T13">'kela'</text:span>));</text:p>
      <text:p text:style-name="P3"><text:span text:style-name="T6">console</text:span>.<text:span text:style-name="T9">log</text:span>(<text:span text:style-name="T9">checkAvailability</text:span>(<text:span text:style-name="T6">fruits</text:span>, <text:span text:style-name="T13">'banana'</text:span>));</text:p>
      <text:p text:style-name="P3"><text:span text:style-name="T6">console</text:span>.<text:span text:style-name="T9">log</text:span>(<text:span text:style-name="T6">fruits</text:span>.<text:span text:style-name="T9">push</text:span>(<text:span text:style-name="T13">'hola'</text:span>))</text:p>
      <text:p text:style-name="P3"><text:span text:style-name="T6">console</text:span>.<text:span text:style-name="T9">log</text:span>(...<text:span text:style-name="T6">fruits</text:span>);</text:p>
      <text:p text:style-name="P14"/>
      <text:p text:style-name="P11">//-------------------------------------------------</text:p>
      <text:p text:style-name="P3"><text:span text:style-name="T1">const</text:span> <text:span text:style-name="T14">array</text:span> = [<text:span text:style-name="T17">1</text:span>,<text:span text:style-name="T17">2</text:span>,<text:span text:style-name="T17">3</text:span>,<text:span text:style-name="T17">4</text:span>,<text:span text:style-name="T17">5</text:span>,<text:span text:style-name="T17">6</text:span>];</text:p>
      <text:p text:style-name="P14"/>
      <text:p text:style-name="P3"><text:span text:style-name="T1">const</text:span> <text:span text:style-name="T14">ValorMenorAcero</text:span> = <text:span text:style-name="T14">array</text:span>.<text:span text:style-name="T9">some</text:span>((<text:span text:style-name="T6">valor</text:span>) <text:span text:style-name="T1">=&gt;</text:span> <text:span text:style-name="T6">valor</text:span> &lt; <text:span text:style-name="T17">0</text:span>);</text:p>
      <text:p text:style-name="P14"><text:span text:style-name="T8">console</text:span><text:span text:style-name="T4">.</text:span><text:span text:style-name="T11">log</text:span><text:span text:style-name="T4">(</text:span><text:span text:style-name="T15">ValorMenorAcero</text:span><text:span text:style-name="T4">)</text:span></text:p>
      <text:p text:style-name="P3"><text:span text:style-name="T1">let</text:span> <text:span text:style-name="T6">users</text:span> = [</text:p>
      <text:p text:style-name="P3">{ <text:span text:style-name="T6">name:</text:span><text:span text:style-name="T13">"juan"</text:span>, <text:span text:style-name="T6">age:</text:span> <text:span text:style-name="T17">20</text:span>},</text:p>
      <text:p text:style-name="P3">{ <text:span text:style-name="T6">name:</text:span><text:span text:style-name="T13">"ana"</text:span>,<text:span text:style-name="T6">age:</text:span><text:span text:style-name="T17">18</text:span>},</text:p>
      <text:p text:style-name="P3">{<text:span text:style-name="T6">name:</text:span><text:span text:style-name="T13">"luis"</text:span>, <text:span text:style-name="T6">age:</text:span><text:span text:style-name="T17">6</text:span>},</text:p>
      <text:p text:style-name="P3">{ <text:span text:style-name="T6">name:</text:span><text:span text:style-name="T13">"marta"</text:span>, <text:span text:style-name="T6">age:</text:span><text:span text:style-name="T17">9</text:span>}</text:p>
      <text:p text:style-name="P3">];</text:p>
      <text:p text:style-name="P14"><text:span text:style-name="T3">const</text:span><text:span text:style-name="T4"> </text:span><text:span text:style-name="T15">mayorE</text:span><text:span text:style-name="T4"> = </text:span><text:span text:style-name="T8">users</text:span><text:span text:style-name="T4">.</text:span><text:span text:style-name="T11">some</text:span><text:span text:style-name="T4">(</text:span><text:span text:style-name="T8">user</text:span><text:span text:style-name="T4"> </text:span><text:span text:style-name="T3">=&gt;</text:span><text:span text:style-name="T4"> </text:span><text:span text:style-name="T8">user</text:span><text:span text:style-name="T4">.</text:span><text:span text:style-name="T8">age</text:span><text:span text:style-name="T4"> &gt; </text:span><text:span text:style-name="T18">18</text:span><text:span text:style-name="T4">) ; </text:span></text:p>
      <text:p text:style-name="P14"><text:span text:style-name="T8">console</text:span><text:span text:style-name="T4">.</text:span><text:span text:style-name="T11">log</text:span><text:span text:style-name="T4">(</text:span><text:span text:style-name="T15">mayorE</text:span><text:span text:style-name="T4">)</text:span></text:p>
      <text:p text:style-name="P1"/>
      <text:p text:style-name="P18">SALIDA DE CONSOLA </text:p>
      <text:p text:style-name="P18">false</text:p>
      <text:p text:style-name="P18">true</text:p>
      <text:p text:style-name="P19">5</text:p>
      <text:p text:style-name="P19">apple banana mango guava hola</text:p>
      <text:p text:style-name="P18">false</text:p>
      <text:p text:style-name="P18">true</text:p>
      <text:p text:style-name="P18">//// <text:span text:style-name="T26">array reduce </text:span></text:p>
      <text:p text:style-name="P18"/>
      <text:p text:style-name="P8"><text:span text:style-name="T1">let</text:span> <text:span text:style-name="T6">nums</text:span> = [<text:span text:style-name="T17">1</text:span>,<text:span text:style-name="T17">2</text:span>,<text:span text:style-name="T17">3</text:span>,<text:span text:style-name="T17">4</text:span>,<text:span text:style-name="T17">5</text:span>];</text:p>
      <text:p text:style-name="P3"><text:span text:style-name="T1">const</text:span> <text:span text:style-name="T14">num</text:span> = <text:span text:style-name="T6">nums</text:span>.<text:span text:style-name="T9">reduce</text:span>((<text:span text:style-name="T6">prev</text:span>,<text:span text:style-name="T6">next</text:span>)<text:span text:style-name="T1">=&gt;</text:span> <text:span text:style-name="T6">prev</text:span> + <text:span text:style-name="T6">next</text:span> , <text:span text:style-name="T17">100</text:span>)</text:p>
      <text:p text:style-name="P3"><text:span text:style-name="T6">console</text:span>.<text:span text:style-name="T9">log</text:span>(<text:span text:style-name="T14">num</text:span>);</text:p>
      <text:p text:style-name="P3">///// <text:span text:style-name="T26">salida </text:span></text:p>
      <text:p text:style-name="P20">115</text:p>
      <text:p text:style-name="P20"/>
      <text:p text:style-name="P20"/>
      <text:p text:style-name="P21"><text:soft-page-break/>ARRAY MAP </text:p>
      <text:p text:style-name="P21"/>
      <text:p text:style-name="P9"><text:span text:style-name="T1">const</text:span> <text:span text:style-name="T14">frutas</text:span> = [<text:span text:style-name="T13">"aplle"</text:span>, <text:span text:style-name="T13">"grape"</text:span>, <text:span text:style-name="T13">"pineaple"</text:span> , <text:span text:style-name="T13">"cherry"</text:span>, <text:span text:style-name="T13">"cocouts"</text:span>];</text:p>
      <text:p text:style-name="P14"/>
      <text:p text:style-name="P3"><text:span text:style-name="T1">const</text:span> <text:span text:style-name="T14">frutasFavoritas</text:span> = <text:span text:style-name="T14">frutas</text:span>.<text:span text:style-name="T9">map</text:span>(<text:span text:style-name="T1">function</text:span>(<text:span text:style-name="T6">v</text:span>,<text:span text:style-name="T6">i</text:span>,<text:span text:style-name="T6">a</text:span>){</text:p>
      <text:p text:style-name="P14"/>
      <text:p text:style-name="P3"><text:span text:style-name="T12">if</text:span>(<text:span text:style-name="T14">frutas</text:span>[<text:span text:style-name="T6">i</text:span>].<text:span text:style-name="T9">charAt</text:span>(<text:span text:style-name="T17">0</text:span>) === <text:span text:style-name="T13">'c'</text:span>){</text:p>
      <text:p text:style-name="P3"><text:span text:style-name="T12">return</text:span> <text:span text:style-name="T14">frutas</text:span>[<text:span text:style-name="T6">i</text:span>] = <text:span text:style-name="T13">"favorita"</text:span></text:p>
      <text:p text:style-name="P3">}</text:p>
      <text:p text:style-name="P3"><text:span text:style-name="T12">return</text:span> <text:span text:style-name="T6">v</text:span> ;</text:p>
      <text:p text:style-name="P3">})</text:p>
      <text:p text:style-name="P3"><text:span text:style-name="T6">console</text:span>.<text:span text:style-name="T9">log</text:span>(<text:span text:style-name="T14">frutasFavoritas</text:span>)</text:p>
      <text:p text:style-name="P21"/>
      <text:p text:style-name="P21">salida</text:p>
      <text:p text:style-name="P21"/>
      <text:p text:style-name="P21">[ 'aplle', 'grape', 'pineaple', 'favorita', 'favorita' ]</text:p>
      <text:p text:style-name="P21"/>
      <text:p text:style-name="P2">// <text:span text:style-name="T27">ARRAY FOREACH </text:span></text:p>
      <text:p text:style-name="P2"/>
      <text:p text:style-name="P7"><text:span text:style-name="T1">const</text:span> <text:span text:style-name="T14">frutas</text:span> = [<text:span text:style-name="T13">"aplle"</text:span>, <text:span text:style-name="T13">"grape"</text:span>, <text:span text:style-name="T13">"pineaple"</text:span> , <text:span text:style-name="T13">"cherry"</text:span>, <text:span text:style-name="T13">"cocouts"</text:span>];</text:p>
      <text:p text:style-name="P14"><text:span text:style-name="T15">frutas</text:span><text:span text:style-name="T4">.</text:span><text:span text:style-name="T11">forEach</text:span><text:span text:style-name="T4">(</text:span><text:span text:style-name="T3">function</text:span><text:span text:style-name="T4">(</text:span><text:span text:style-name="T8">v</text:span><text:span text:style-name="T4">,</text:span><text:span text:style-name="T8">i</text:span><text:span text:style-name="T4">,</text:span><text:span text:style-name="T8">a</text:span><text:span text:style-name="T4">){</text:span></text:p>
      <text:p text:style-name="P3"><text:span text:style-name="T6">console</text:span>.<text:span text:style-name="T9">log</text:span>(<text:span text:style-name="T6">v</text:span>);</text:p>
      <text:p text:style-name="P3"><text:span text:style-name="T6">console</text:span>.<text:span text:style-name="T9">log</text:span>(<text:span text:style-name="T6">i</text:span>);</text:p>
      <text:p text:style-name="P3"><text:span text:style-name="T6">console</text:span>.<text:span text:style-name="T9">log</text:span>(<text:span text:style-name="T6">a</text:span>);</text:p>
      <text:p text:style-name="P14"><text:span text:style-name="T4">});</text:span></text:p>
      <text:p text:style-name="P14"><text:span text:style-name="T4"/></text:p>
      <text:p text:style-name="P22"><text:span text:style-name="T4">salida de consola</text:span></text:p>
      <text:p text:style-name="P16"><text:span text:style-name="T4"/></text:p>
      <text:p text:style-name="P2">aplle</text:p>
      <text:p text:style-name="P2">0</text:p>
      <text:p text:style-name="P2">[ 'aplle', 'grape', 'pineaple', 'cherry', 'cocouts' ]</text:p>
      <text:p text:style-name="P2">grape</text:p>
      <text:p text:style-name="P2">1</text:p>
      <text:p text:style-name="P2">[ 'aplle', 'grape', 'pineaple', 'cherry', 'cocouts' ]</text:p>
      <text:p text:style-name="P2">pineaple</text:p>
      <text:p text:style-name="P2">2</text:p>
      <text:p text:style-name="P2">[ 'aplle', 'grape', 'pineaple', 'cherry', 'cocouts' ]</text:p>
      <text:p text:style-name="P2">cherry</text:p>
      <text:p text:style-name="P2">3</text:p>
      <text:p text:style-name="P2">[ 'aplle', 'grape', 'pineaple', 'cherry', 'cocouts' ]</text:p>
      <text:p text:style-name="P2">cocouts</text:p>
      <text:p text:style-name="P2">4</text:p>
      <text:p text:style-name="P2">[ 'aplle', 'grape', 'pineaple', 'cherry', 'cocouts' ]</text:p>
      <text:p text:style-name="P2"/>
      <text:p text:style-name="P2"/>
      <text:p text:style-name="P2"/>
      <text:p text:style-name="P2"/>
      <text:p text:style-name="P2"/>
      <text:p text:style-name="P21"><text:soft-page-break/>ARRAY FIND </text:p>
      <text:p text:style-name="P21"/>
      <text:p text:style-name="P13">// El método find() devuelve el valor del primer elemento del array que cumple la función de prueba proporcionada.</text:p>
      <text:p text:style-name="P3"><text:span text:style-name="T1">const</text:span> <text:span text:style-name="T14">array1</text:span> = [<text:span text:style-name="T17">5</text:span>, <text:span text:style-name="T17">1</text:span>, <text:span text:style-name="T17">8</text:span>, <text:span text:style-name="T17">0</text:span>, <text:span text:style-name="T17">44</text:span>];</text:p>
      <text:p text:style-name="P14"/>
      <text:p text:style-name="P3"><text:span text:style-name="T1">const</text:span> <text:span text:style-name="T14">found</text:span> = <text:span text:style-name="T14">array1</text:span>.<text:span text:style-name="T9">find</text:span>(<text:span text:style-name="T6">element</text:span> <text:span text:style-name="T1">=&gt;</text:span> <text:span text:style-name="T6">element</text:span> &gt; <text:span text:style-name="T17">10</text:span>);</text:p>
      <text:p text:style-name="P14"/>
      <text:p text:style-name="P3"><text:span text:style-name="T6">console</text:span>.<text:span text:style-name="T9">log</text:span>(<text:span text:style-name="T14">found</text:span>);</text:p>
      <text:p text:style-name="P11">// expected output: 1</text:p>
      <text:p text:style-name="P11">//---------------------</text:p>
      <text:p text:style-name="P3"><text:span text:style-name="T1">const</text:span> <text:span text:style-name="T14">inventario</text:span> = [</text:p>
      <text:p text:style-name="P3">{<text:span text:style-name="T6">nombre:</text:span> <text:span text:style-name="T13">'manzanas'</text:span>, <text:span text:style-name="T6">cantidad:</text:span> <text:span text:style-name="T17">2</text:span>},</text:p>
      <text:p text:style-name="P3">{<text:span text:style-name="T6">nombre:</text:span> <text:span text:style-name="T13">'bananas'</text:span>, <text:span text:style-name="T6">cantidad:</text:span> <text:span text:style-name="T17">0</text:span>},</text:p>
      <text:p text:style-name="P3">{<text:span text:style-name="T6">nombre:</text:span> <text:span text:style-name="T13">'cerezas'</text:span>, <text:span text:style-name="T6">cantidad:</text:span> <text:span text:style-name="T17">5</text:span>}</text:p>
      <text:p text:style-name="P3">];</text:p>
      <text:p text:style-name="P14"/>
      <text:p text:style-name="P3"><text:span text:style-name="T1">const</text:span> <text:span text:style-name="T14">resultado</text:span> = <text:span text:style-name="T14">inventario</text:span>.<text:span text:style-name="T9">find</text:span>( <text:span text:style-name="T6">fruta</text:span> <text:span text:style-name="T1">=&gt;</text:span> <text:span text:style-name="T6">fruta</text:span>.<text:span text:style-name="T6">nombre</text:span> === <text:span text:style-name="T13">'cerezas'</text:span> );</text:p>
      <text:p text:style-name="P14"/>
      <text:p text:style-name="P3"><text:span text:style-name="T6">console</text:span>.<text:span text:style-name="T9">log</text:span>(<text:span text:style-name="T14">resultado</text:span>); <text:span text:style-name="T24">// { nombre: 'cerezas', cantidad: 5 }</text:span></text:p>
      <text:p text:style-name="P3"/>
      <text:p text:style-name="P3">44</text:p>
      <text:p text:style-name="P3">{ nombre: 'cerezas', cantidad: 5 }</text:p>
      <text:p text:style-name="P21"/>
      <text:p text:style-name="P23">array filter </text:p>
      <text:p text:style-name="P23"/>
      <text:p text:style-name="P10"><text:span text:style-name="T1">let</text:span> <text:span text:style-name="T6">trust</text:span> = [<text:span text:style-name="T17">0</text:span>,<text:span text:style-name="T17">0</text:span>,<text:span text:style-name="T17">1</text:span>,<text:span text:style-name="T17">0</text:span>,<text:span text:style-name="T17">0</text:span>,<text:span text:style-name="T17">1</text:span>,<text:span text:style-name="T17">0</text:span>,<text:span text:style-name="T17">1</text:span>];</text:p>
      <text:p text:style-name="P14"><text:span text:style-name="T3">const</text:span><text:span text:style-name="T4"> </text:span><text:span text:style-name="T15">trusty</text:span><text:span text:style-name="T4"> = </text:span><text:span text:style-name="T8">trust</text:span><text:span text:style-name="T4">.</text:span><text:span text:style-name="T11">filter</text:span><text:span text:style-name="T4">(</text:span><text:span text:style-name="T8">v</text:span><text:span text:style-name="T4"> </text:span><text:span text:style-name="T3">=&gt;</text:span><text:span text:style-name="T4"> </text:span><text:span text:style-name="T8">v</text:span><text:span text:style-name="T4">);</text:span></text:p>
      <text:p text:style-name="P14"><text:span text:style-name="T8">console</text:span><text:span text:style-name="T4">.</text:span><text:span text:style-name="T11">log</text:span><text:span text:style-name="T4">(</text:span><text:span text:style-name="T15">trusty</text:span><text:span text:style-name="T4">);</text:span></text:p>
      <text:p text:style-name="P14"><text:span text:style-name="T3">let</text:span><text:span text:style-name="T4"> </text:span><text:span text:style-name="T8">food</text:span><text:span text:style-name="T4"> = [</text:span></text:p>
      <text:p text:style-name="P3">{</text:p>
      <text:p text:style-name="P3"><text:span text:style-name="T6">id:</text:span><text:span text:style-name="T17">1</text:span>, <text:span text:style-name="T6">name:</text:span><text:span text:style-name="T13">"hamburguesa"</text:span>, <text:span text:style-name="T6">price:</text:span> <text:span text:style-name="T17">1.99</text:span>},</text:p>
      <text:p text:style-name="P3">{<text:span text:style-name="T6">id:</text:span><text:span text:style-name="T17">2</text:span>, <text:span text:style-name="T6">name:</text:span><text:span text:style-name="T13">"pizza"</text:span>,<text:span text:style-name="T6">price:</text:span><text:span text:style-name="T17">4.99</text:span>},</text:p>
      <text:p text:style-name="P3">{<text:span text:style-name="T6">id:</text:span><text:span text:style-name="T17">3</text:span> , <text:span text:style-name="T6">name:</text:span><text:span text:style-name="T13">"Tacos"</text:span>, <text:span text:style-name="T6">price:</text:span> <text:span text:style-name="T17">2.30</text:span>},</text:p>
      <text:p text:style-name="P3">{<text:span text:style-name="T6">id:</text:span><text:span text:style-name="T17">4</text:span> , <text:span text:style-name="T6">name:</text:span><text:span text:style-name="T13">"pupusas"</text:span>, <text:span text:style-name="T6">price:</text:span><text:span text:style-name="T17">0.50</text:span>}</text:p>
      <text:p text:style-name="P14"><text:span text:style-name="T4">];</text:span></text:p>
      <text:p text:style-name="P3"><text:span text:style-name="T1">const</text:span> <text:span text:style-name="T14">meAlcanza</text:span> = <text:span text:style-name="T6">food</text:span>.<text:span text:style-name="T9">filter</text:span>(<text:span text:style-name="T6">food</text:span> <text:span text:style-name="T1">=&gt;</text:span> <text:span text:style-name="T6">food</text:span>.<text:span text:style-name="T6">price</text:span> &lt;= <text:span text:style-name="T17">3</text:span>);</text:p>
      <text:p text:style-name="P14"><text:span text:style-name="T8">console</text:span><text:span text:style-name="T4">.</text:span><text:span text:style-name="T11">log</text:span><text:span text:style-name="T4">(</text:span><text:span text:style-name="T15">meAlcanza</text:span><text:span text:style-name="T4">);</text:span></text:p>
      <text:p text:style-name="P23"><text:s/>salida </text:p>
      <text:p text:style-name="P23">[ 1, 1, 1 ]</text:p>
      <text:p text:style-name="P23">[</text:p>
      <text:p text:style-name="P23"><text:s text:c="2"/>{ id: 1, name: 'hamburguesa', price: 1.99 },</text:p>
      <text:p text:style-name="P23"><text:s text:c="2"/>{ id: 3, name: 'Tacos', price: 2.3 },</text:p>
      <text:p text:style-name="P23"><text:s text:c="2"/>{ id: 4, name: 'pupusas', price: 0.5 }</text:p>
      <text:p text:style-name="P23">]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6:37:42.940544668</meta:creation-date>
    <dc:date>2022-08-31T19:37:40.695750783</dc:date>
    <meta:editing-duration>PT3M32S</meta:editing-duration>
    <meta:editing-cycles>1</meta:editing-cycles>
    <meta:document-statistic meta:table-count="0" meta:image-count="0" meta:object-count="0" meta:page-count="10" meta:paragraph-count="361" meta:word-count="1151" meta:character-count="9271" meta:non-whitespace-character-count="8403"/>
    <meta:generator>LibreOffice/7.3.5.2$Linux_X86_64 LibreOffice_project/30$Build-2</meta:generator>
  </office:meta>
</office:document-meta>
</file>